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ato" svg:font-family="Lato, Helvetica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variant="normal" fo:text-transform="none" fo:color="#767676" style:font-name="Lato" fo:font-size="12pt" fo:letter-spacing="normal" fo:font-style="normal" fo:font-weight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*Declarar dos variables (base y altura) y asignarle los valores de 10 y 2 respectivamente.</text:p>
      <text:p text:style-name="Standard">Con esos dos valores, calcular el área de un triángulo.</text:p>
      <text:p text:style-name="Standard"/>
      <text:p text:style-name="Standard"/>
      <text:p text:style-name="Standard">** Pide un número al usuario y:</text:p>
      <text:p text:style-name="Standard">-- Si es mayor que 10, mostrarlo.</text:p>
      <text:p text:style-name="Standard">-- Si está entre 5 y 10, mostrar el número y el cuadrado del número.</text:p>
      <text:p text:style-name="Standard">-- Si es menor que 5, mostrar el número y el triple del mismo.</text:p>
      <text:p text:style-name="Standard"/>
      <text:p text:style-name="Standard">** Introduce 2 números por teclado, almacénalos en dos variables y, a continuación, calcular:</text:p>
      <text:list xml:id="list5689894877412152393" text:style-name="L1">
        <text:list-item>
          <text:list>
            <text:list-item>
              <text:p text:style-name="P1">La suma de ambos.</text:p>
            </text:list-item>
            <text:list-item>
              <text:p text:style-name="P1">La suma del cuadrado de ambos números.</text:p>
            </text:list-item>
          </text:list>
        </text:list-item>
      </text:list>
      <text:p text:style-name="Standard"/>
      <text:p text:style-name="Standard">** Introduce dos números y ver si son divisibles. Nota: Dos números son divisibles cuando el resto es 0.</text:p>
      <text:p text:style-name="Standard"/>
      <text:p text:style-name="Standard">** Lee un número por teclado y comprueba que este número es mayor o igual que 0. En caso negativo, lo volverá a pedir (con do-while), después muestra ese número por consola<text:span text:style-name="T1">.</text:span> </text:p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ato" svg:font-family="Lato, Helvetica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DT5H31M19S</meta:editing-duration>
    <meta:editing-cycles>3</meta:editing-cycles>
    <meta:generator>OpenOffice/4.1.3$Win32 OpenOffice.org_project/413m1$Build-9783</meta:generator>
    <dc:date>2017-10-23T00:19:29.88</dc:date>
    <meta:document-statistic meta:table-count="0" meta:image-count="0" meta:object-count="0" meta:page-count="1" meta:paragraph-count="12" meta:word-count="146" meta:character-count="769"/>
    <meta:user-defined meta:name="Info 1"/>
    <meta:user-defined meta:name="Info 2"/>
    <meta:user-defined meta:name="Info 3"/>
    <meta:user-defined meta:name="Info 4"/>
  </office:meta>
</office:document-meta>
</file>